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2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3" style:family="paragraph" style:parent-style-name="Heading1_20_Without_20_Numbering" style:master-page-name="Appendix">
      <style:paragraph-properties style:page-number="auto"/>
    </style:style>
    <style:style style:name="P4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105553169715904" text:id="ct105553169715904">
          <text:deletion>
            <office:change-info>
              <dc:creator>Michael Bouschen</dc:creator>
              <dc:date>2022-04-15T21:18:00</dc:date>
            </office:change-info>
            <text:p text:style-name="P1">http://xmlns.jcp.org/xml/ns/jdo/</text:p>
          </text:deletion>
        </text:changed-region>
        <text:changed-region xml:id="ct105553169716480" text:id="ct105553169716480">
          <text:insertion>
            <office:change-info>
              <dc:creator>Michael Bouschen</dc:creator>
              <dc:date>2022-04-15T21:18:00</dc:date>
            </office:change-info>
          </text:insertion>
        </text:changed-region>
        <text:changed-region xml:id="ct105553169716096" text:id="ct105553169716096">
          <text:deletion>
            <office:change-info>
              <dc:creator>Michael Bouschen</dc:creator>
              <dc:date>2022-04-15T21:18:00</dc:date>
            </office:change-info>
            <text:p text:style-name="P1">http://xmlns.jcp.org/xml/ns/jdo/</text:p>
          </text:deletion>
        </text:changed-region>
        <text:changed-region xml:id="ct105553180372416" text:id="ct105553180372416">
          <text:insertion>
            <office:change-info>
              <dc:creator>Michael Bouschen</dc:creator>
              <dc:date>2022-04-15T21:1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5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8765419440359174815" text:style-name="Appendix_20_Numbering">
        <text:list-item>
          <text:p text:style-name="P3">XML Schema for jdo.xml</text:p>
        </text:list-item>
      </text:list>
      <text:p text:style-name="P1">&lt;?xml version="1.0" encoding="UTF-8"?&gt;</text:p>
      <text:p text:style-name="P1">&lt;!--</text:p>
      <text:p text:style-name="P1"><text:s text:c="2"/>Licensed to the Apache Software Foundation (ASF) under one or more</text:p>
      <text:p text:style-name="P1"><text:s text:c="2"/>contributor license agreements. <text:s/>See the NOTICE file distributed with</text:p>
      <text:p text:style-name="P1"><text:s text:c="2"/>this work for additional information regarding copyright ownership.</text:p>
      <text:p text:style-name="P1"><text:s text:c="2"/>The ASF licenses this file to You under the Apache License, Version 2.0</text:p>
      <text:p text:style-name="P1"><text:s text:c="2"/>(the "License"); you may not use this file except in compliance with</text:p>
      <text:p text:style-name="P1"><text:s text:c="2"/>the License. <text:s/>You may obtain a copy of the License at</text:p>
      <text:p text:style-name="P1"/>
      <text:p text:style-name="P1"><text:s text:c="6"/>http://www.apache.org/licenses/LICENSE-2.0</text:p>
      <text:p text:style-name="P1"/>
      <text:p text:style-name="P1"><text:s text:c="2"/>Unless required by applicable law or agreed to in writing, software</text:p>
      <text:p text:style-name="P1"><text:s text:c="2"/>distributed under the License is distributed on an "AS IS" BASIS,</text:p>
      <text:p text:style-name="P1"><text:s text:c="2"/>WITHOUT WARRANTIES OR CONDITIONS OF ANY KIND, either express or implied.</text:p>
      <text:p text:style-name="P1"><text:s text:c="2"/>See the License for the specific language governing permissions and</text:p>
      <text:p text:style-name="P1"><text:s text:c="2"/>limitations under the License.</text:p>
      <text:p text:style-name="P1">--&gt;</text:p>
      <text:p text:style-name="P1">&lt;xs:schema targetNamespace="<text:change text:change-id="ct105553169715904"/><text:change-start text:change-id="ct105553169716480"/>https://db.apache.org/jdo/xmlns/<text:change-end text:change-id="ct105553169716480"/>jdo"</text:p>
      <text:p text:style-name="P1"><text:s text:c="11"/>xmlns="<text:change text:change-id="ct105553169716096"/><text:change-start text:change-id="ct105553180372416"/>https://db.apache.org/jdo/xmlns/<text:change-end text:change-id="ct105553180372416"/>jdo"</text:p>
      <text:p text:style-name="P1"><text:s text:c="11"/>xmlns:xs="http://www.w3.org/2001/XMLSchema"</text:p>
      <text:p text:style-name="P1"><text:s text:c="11"/>version="3.2"&gt;</text:p>
      <text:p text:style-name="P1"><text:s text:c="4"/>&lt;xs:element name="jdo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extension"/&gt;</text:p>
      <text:p text:style-name="P1"><text:s text:c="16"/>&lt;xs:element ref="package"/&gt;</text:p>
      <text:p text:style-name="P1"><text:s text:c="16"/>&lt;xs:element ref="query"/&gt;</text:p>
      <text:p text:style-name="P1"><text:s text:c="16"/>&lt;xs:element ref="fetch-plan"/&gt;</text:p>
      <text:p text:style-name="P1"><text:s text:c="12"/>&lt;/xs:choice&gt;</text:p>
      <text:p text:style-name="P1"><text:s text:c="12"/>&lt;xs:attributeGroup ref="attlist.jdo"/&gt;</text:p>
      <text:p text:style-name="P1"><text:s text:c="8"/>&lt;/xs:complexType&gt;</text:p>
      <text:p text:style-name="P1"><text:s text:c="4"/>&lt;/xs:element&gt;</text:p>
      <text:p text:style-name="P1"><text:s text:c="4"/>&lt;xs:attributeGroup name="attlist.jdo"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fetch-plan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fetch-group"/&gt;</text:p>
      <text:p text:style-name="P1"><text:s text:c="12"/>&lt;/xs:choice&gt;</text:p>
      <text:p text:style-name="P1"><text:s text:c="12"/>&lt;xs:attributeGroup ref="attlist.fetch-pla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fetch-plan"&gt;</text:p>
      <text:p text:style-name="P1"><text:s text:c="8"/>&lt;xs:attribute name="name" default=""/&gt;</text:p>
      <text:p text:style-name="P1"><text:s text:c="8"/>&lt;xs:attribute name="max-fetch-depth" default="1"/&gt;</text:p>
      <text:p text:style-name="P1"><text:s text:c="8"/>&lt;xs:attribute name="fetch-size" default="0"/&gt;</text:p>
      <text:p text:style-name="P1"><text:s text:c="4"/>&lt;/xs:attributeGroup&gt;</text:p>
      <text:p text:style-name="P1"><text:s text:c="4"/>&lt;xs:element name="package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extension"/&gt;</text:p>
      <text:p text:style-name="P1"><text:soft-page-break/><text:s text:c="16"/>&lt;xs:element ref="interface"/&gt;</text:p>
      <text:p text:style-name="P1"><text:s text:c="16"/>&lt;xs:element ref="class"/&gt;</text:p>
      <text:p text:style-name="P1"><text:s text:c="16"/>&lt;xs:element ref="sequence"/&gt;</text:p>
      <text:p text:style-name="P1"><text:s text:c="12"/>&lt;/xs:choice&gt;</text:p>
      <text:p text:style-name="P1"><text:s text:c="12"/>&lt;xs:attributeGroup ref="attlist.packag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ackage"&gt;</text:p>
      <text:p text:style-name="P1"><text:s text:c="8"/>&lt;xs:attribute name="name" default=""/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interfac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datastore-identity</text:p>
      <text:p text:style-name="P1"><text:s text:c="20"/>- primary-key</text:p>
      <text:p text:style-name="P1"><text:s text:c="20"/>- inheritance</text:p>
      <text:p text:style-name="P1"><text:s text:c="20"/>- version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datastore-identity"/&gt;</text:p>
      <text:p text:style-name="P1"><text:s text:c="16"/>&lt;xs:element ref="primary-key"/&gt;</text:p>
      <text:p text:style-name="P1"><text:s text:c="16"/>&lt;xs:element ref="inheritance"/&gt;</text:p>
      <text:p text:style-name="P1"><text:s text:c="16"/>&lt;xs:element ref="version"/&gt;</text:p>
      <text:p text:style-name="P1"><text:s text:c="16"/>&lt;xs:element ref="joi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6"/>&lt;xs:element ref="property"/&gt;</text:p>
      <text:p text:style-name="P1"><text:s text:c="16"/>&lt;xs:element ref="query"/&gt;</text:p>
      <text:p text:style-name="P1"><text:s text:c="16"/>&lt;xs:element ref="fetch-group"/&gt;</text:p>
      <text:p text:style-name="P1"><text:s text:c="12"/>&lt;/xs:choice&gt;</text:p>
      <text:p text:style-name="P1"><text:s text:c="12"/>&lt;xs:attributeGroup ref="attlist.interfa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terface"&gt;</text:p>
      <text:p text:style-name="P1"><text:s text:c="8"/>&lt;xs:attribute name="name" use="required"/&gt;</text:p>
      <text:p text:style-name="P1"><text:s text:c="8"/>&lt;xs:attribute name="table"/&gt;</text:p>
      <text:p text:style-name="P1"><text:s text:c="8"/>&lt;xs:attribute name="identity-typ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datastore"/&gt;</text:p>
      <text:p text:style-name="P1"><text:s text:c="20"/>&lt;xs:enumeration value="application"/&gt;</text:p>
      <text:p text:style-name="P1"><text:s text:c="20"/>&lt;xs:enumeration value="nondurabl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objectid-class"/&gt;</text:p>
      <text:p text:style-name="P1"><text:s text:c="8"/>&lt;xs:attribute name="requires-extent" default="tr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oft-page-break/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tachabl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embedded-only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catalog"/&gt;</text:p>
      <text:p text:style-name="P1"><text:s text:c="8"/>&lt;xs:attribute name="schema"/&gt;</text:p>
      <text:p text:style-name="P1"><text:s text:c="8"/>&lt;xs:attribute name="cacheable" default="tr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-read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propert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array, collection and map,</text:p>
      <text:p text:style-name="P1"><text:s text:c="20"/>- join</text:p>
      <text:p text:style-name="P1"><text:s text:c="20"/>- embedded</text:p>
      <text:p text:style-name="P1"><text:soft-page-break/><text:s text:c="20"/>- key</text:p>
      <text:p text:style-name="P1"><text:s text:c="20"/>- value</text:p>
      <text:p text:style-name="P1"><text:s text:c="20"/>- order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 minOccurs="0" maxOccurs="1"&gt;</text:p>
      <text:p text:style-name="P1"><text:s text:c="20"/>&lt;xs:element ref="array"/&gt;</text:p>
      <text:p text:style-name="P1"><text:s text:c="20"/>&lt;xs:element ref="collection"/&gt;</text:p>
      <text:p text:style-name="P1"><text:s text:c="20"/>&lt;xs:element ref="map"/&gt;</text:p>
      <text:p text:style-name="P1"><text:s text:c="16"/>&lt;/xs:choice&gt;</text:p>
      <text:p text:style-name="P1"><text:s text:c="16"/>&lt;xs:element ref="join"/&gt;</text:p>
      <text:p text:style-name="P1"><text:s text:c="16"/>&lt;xs:element ref="embedded"/&gt;</text:p>
      <text:p text:style-name="P1"><text:s text:c="16"/>&lt;xs:element ref="element"/&gt;</text:p>
      <text:p text:style-name="P1"><text:s text:c="16"/>&lt;xs:element ref="key"/&gt;</text:p>
      <text:p text:style-name="P1"><text:s text:c="16"/>&lt;xs:element ref="value"/&gt;</text:p>
      <text:p text:style-name="P1"><text:s text:c="16"/>&lt;xs:element ref="order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propert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roperty"&gt;</text:p>
      <text:p text:style-name="P1"><text:s text:c="8"/>&lt;xs:attribute name="name" use="required"/&gt;</text:p>
      <text:p text:style-name="P1"><text:s text:c="8"/>&lt;xs:attribute name="persistence-modifier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persistent"/&gt;</text:p>
      <text:p text:style-name="P1"><text:s text:c="20"/>&lt;xs:enumeration value="transactional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fault-fetch-group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load-fetch-group"/&gt;</text:p>
      <text:p text:style-name="P1"><text:s text:c="8"/>&lt;xs:attribute name="null-value" default="non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default"/&gt;</text:p>
      <text:p text:style-name="P1"><text:s text:c="20"/>&lt;xs:enumeration value="exception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oft-page-break/><text:s text:c="8"/>&lt;xs:attribute name="depend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embedd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primary-key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value-strategy"/&gt;</text:p>
      <text:p text:style-name="P1"><text:s text:c="8"/>&lt;xs:attribute name="sequence"/&gt;</text:p>
      <text:p text:style-name="P1"><text:s text:c="8"/>&lt;xs:attribute name="serializ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field-type"/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recursion-depth"/&gt;</text:p>
      <text:p text:style-name="P1"><text:s text:c="8"/>&lt;xs:attribute name="field-name"/&gt;</text:p>
      <text:p text:style-name="P1"><text:s text:c="8"/>&lt;xs:attribute name="cacheable" default="tr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class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datastore-identity</text:p>
      <text:p text:style-name="P1"><text:s text:c="20"/>- primary-key</text:p>
      <text:p text:style-name="P1"><text:s text:c="20"/>- inheritance</text:p>
      <text:p text:style-name="P1"><text:s text:c="20"/>- version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implements"/&gt;</text:p>
      <text:p text:style-name="P1"><text:s text:c="16"/>&lt;xs:element ref="datastore-identity"/&gt;</text:p>
      <text:p text:style-name="P1"><text:s text:c="16"/>&lt;xs:element ref="primary-key"/&gt;</text:p>
      <text:p text:style-name="P1"><text:s text:c="16"/>&lt;xs:element ref="inheritance"/&gt;</text:p>
      <text:p text:style-name="P1"><text:s text:c="16"/>&lt;xs:element ref="version"/&gt;</text:p>
      <text:p text:style-name="P1"><text:s text:c="16"/>&lt;xs:element ref="joi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6"/>&lt;xs:element ref="column"/&gt;</text:p>
      <text:p text:style-name="P1"><text:s text:c="16"/>&lt;xs:element ref="field"/&gt;</text:p>
      <text:p text:style-name="P1"><text:s text:c="16"/>&lt;xs:element ref="property"/&gt;</text:p>
      <text:p text:style-name="P1"><text:s text:c="16"/>&lt;xs:element ref="query"/&gt;</text:p>
      <text:p text:style-name="P1"><text:s text:c="16"/>&lt;xs:element ref="fetch-group"/&gt;</text:p>
      <text:p text:style-name="P1"><text:soft-page-break/><text:s text:c="12"/>&lt;/xs:choice&gt;</text:p>
      <text:p text:style-name="P1"><text:s text:c="12"/>&lt;xs:attributeGroup ref="attlist.class"/&gt;</text:p>
      <text:p text:style-name="P1"><text:s text:c="8"/>&lt;/xs:complexType&gt;</text:p>
      <text:p text:style-name="P1"><text:s text:c="4"/>&lt;/xs:element&gt;</text:p>
      <text:p text:style-name="P1"><text:s text:c="4"/>&lt;xs:attributeGroup name="attlist.class"&gt;</text:p>
      <text:p text:style-name="P1"><text:s text:c="8"/>&lt;xs:attribute name="name" use="required"/&gt;</text:p>
      <text:p text:style-name="P1"><text:s text:c="8"/>&lt;xs:attribute name="identity-typ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application"/&gt;</text:p>
      <text:p text:style-name="P1"><text:s text:c="20"/>&lt;xs:enumeration value="datastore"/&gt;</text:p>
      <text:p text:style-name="P1"><text:s text:c="20"/>&lt;xs:enumeration value="nondurabl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objectid-class"/&gt;</text:p>
      <text:p text:style-name="P1"><text:s text:c="8"/>&lt;xs:attribute name="table"/&gt;</text:p>
      <text:p text:style-name="P1"><text:s text:c="8"/>&lt;xs:attribute name="requires-extent" default="tr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persistence-capable-superclass"/&gt;</text:p>
      <text:p text:style-name="P1"><text:s text:c="8"/>&lt;xs:attribute name="detachabl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embedded-only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persistence-modifier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persistence-capable"/&gt;</text:p>
      <text:p text:style-name="P1"><text:s text:c="20"/>&lt;xs:enumeration value="persistence-aware"/&gt;</text:p>
      <text:p text:style-name="P1"><text:s text:c="20"/>&lt;xs:enumeration value="non-persistent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catalog"/&gt;</text:p>
      <text:p text:style-name="P1"><text:s text:c="8"/>&lt;xs:attribute name="schema"/&gt;</text:p>
      <text:p text:style-name="P1"><text:s text:c="8"/>&lt;xs:attribute name="cacheable" default="true"&gt;</text:p>
      <text:p text:style-name="P1"><text:s text:c="12"/>&lt;xs:simpleType&gt;</text:p>
      <text:p text:style-name="P1"><text:s text:c="16"/>&lt;xs:restriction base="xs:token"&gt;</text:p>
      <text:p text:style-name="P1"><text:soft-page-break/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-read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primary-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column"/&gt;</text:p>
      <text:p text:style-name="P1"><text:s text:c="12"/>&lt;/xs:choice&gt;</text:p>
      <text:p text:style-name="P1"><text:s text:c="12"/>&lt;xs:attributeGroup ref="attlist.primary-ke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rimary-key"&gt;</text:p>
      <text:p text:style-name="P1"><text:s text:c="8"/>&lt;xs:attribute name="name"/&gt;</text:p>
      <text:p text:style-name="P1"><text:s text:c="8"/>&lt;xs:attribute name="column"/&gt;</text:p>
      <text:p text:style-name="P1"><text:s text:c="4"/>&lt;/xs:attributeGroup&gt;</text:p>
      <text:p text:style-name="P1"><text:s text:c="4"/>&lt;xs:element name="join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primary-key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primary-key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join"/&gt;</text:p>
      <text:p text:style-name="P1"><text:s text:c="8"/>&lt;/xs:complexType&gt;</text:p>
      <text:p text:style-name="P1"><text:s text:c="4"/>&lt;/xs:element&gt;</text:p>
      <text:p text:style-name="P1"><text:soft-page-break/><text:s text:c="4"/>&lt;xs:attributeGroup name="attlist.join"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outer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version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versio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version"&gt;</text:p>
      <text:p text:style-name="P1"><text:soft-page-break/><text:s text:c="8"/>&lt;xs:attribute name="strategy"/&gt;</text:p>
      <text:p text:style-name="P1"><text:s text:c="8"/>&lt;xs:attribute name="column"/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datastore-identit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column"/&gt;</text:p>
      <text:p text:style-name="P1"><text:s text:c="12"/>&lt;/xs:choice&gt;</text:p>
      <text:p text:style-name="P1"><text:s text:c="12"/>&lt;xs:attributeGroup ref="attlist.datastore-identit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datastore-identity"&gt;</text:p>
      <text:p text:style-name="P1"><text:s text:c="8"/>&lt;xs:attribute name="column"/&gt;</text:p>
      <text:p text:style-name="P1"><text:s text:c="8"/>&lt;xs:attribute name="strategy" default="native"/&gt;</text:p>
      <text:p text:style-name="P1"><text:s text:c="8"/>&lt;xs:attribute name="sequence"/&gt;</text:p>
      <text:p text:style-name="P1"><text:s text:c="4"/>&lt;/xs:attributeGroup&gt;</text:p>
      <text:p text:style-name="P1"><text:s text:c="4"/>&lt;xs:element name="implements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property"/&gt;</text:p>
      <text:p text:style-name="P1"><text:s text:c="12"/>&lt;/xs:choice&gt;</text:p>
      <text:p text:style-name="P1"><text:s text:c="12"/>&lt;xs:attributeGroup ref="attlist.implements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mplements"&gt;</text:p>
      <text:p text:style-name="P1"><text:s text:c="8"/>&lt;xs:attribute name="name" use="required"/&gt;</text:p>
      <text:p text:style-name="P1"><text:s text:c="4"/>&lt;/xs:attributeGroup&gt;</text:p>
      <text:p text:style-name="P1"><text:s text:c="4"/>&lt;xs:element name="inheritanc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join</text:p>
      <text:p text:style-name="P1"><text:s text:c="20"/>- discriminator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join"/&gt;</text:p>
      <text:p text:style-name="P1"><text:s text:c="16"/>&lt;xs:element ref="discriminator"/&gt;</text:p>
      <text:p text:style-name="P1"><text:s text:c="12"/>&lt;/xs:choice&gt;</text:p>
      <text:p text:style-name="P1"><text:s text:c="12"/>&lt;xs:attributeGroup ref="attlist.inheritan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heritance"&gt;</text:p>
      <text:p text:style-name="P1"><text:s text:c="8"/>&lt;xs:attribute name="strategy"/&gt;</text:p>
      <text:p text:style-name="P1"><text:soft-page-break/><text:s text:c="4"/>&lt;/xs:attributeGroup&gt;</text:p>
      <text:p text:style-name="P1"><text:s text:c="4"/>&lt;xs:element name="discriminator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discriminator"/&gt;</text:p>
      <text:p text:style-name="P1"><text:s text:c="8"/>&lt;/xs:complexType&gt;</text:p>
      <text:p text:style-name="P1"><text:s text:c="4"/>&lt;/xs:element&gt;</text:p>
      <text:p text:style-name="P1"><text:s text:c="4"/>&lt;xs:attributeGroup name="attlist.discriminator"&gt;</text:p>
      <text:p text:style-name="P1"><text:s text:c="8"/>&lt;xs:attribute name="column"/&gt;</text:p>
      <text:p text:style-name="P1"><text:s text:c="8"/>&lt;xs:attribute name="value"/&gt;</text:p>
      <text:p text:style-name="P1"><text:s text:c="8"/>&lt;xs:attribute name="strategy"/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column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colum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column"&gt;</text:p>
      <text:p text:style-name="P1"><text:s text:c="8"/>&lt;xs:attribute name="name"/&gt;</text:p>
      <text:p text:style-name="P1"><text:s text:c="8"/>&lt;xs:attribute name="target"/&gt;</text:p>
      <text:p text:style-name="P1"><text:s text:c="8"/>&lt;xs:attribute name="target-field"/&gt;</text:p>
      <text:p text:style-name="P1"><text:s text:c="8"/>&lt;xs:attribute name="jdbc-type"/&gt;</text:p>
      <text:p text:style-name="P1"><text:s text:c="8"/>&lt;xs:attribute name="sql-type"/&gt;</text:p>
      <text:p text:style-name="P1"><text:s text:c="8"/>&lt;xs:attribute name="length"/&gt;</text:p>
      <text:p text:style-name="P1"><text:s text:c="8"/>&lt;xs:attribute name="scale"/&gt;</text:p>
      <text:p text:style-name="P1"><text:s text:c="8"/>&lt;xs:attribute name="allows-null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fault-value"/&gt;</text:p>
      <text:p text:style-name="P1"><text:s text:c="8"/>&lt;xs:attribute name="insert-value"/&gt;</text:p>
      <text:p text:style-name="P1"><text:soft-page-break/><text:tab/><text:tab/>&lt;xs:attribute name="position"/&gt;</text:p>
      <text:p text:style-name="P1"><text:s text:c="4"/>&lt;/xs:attributeGroup&gt;</text:p>
      <text:p text:style-name="P1"><text:s text:c="4"/>&lt;xs:element name="field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array, collection, and map</text:p>
      <text:p text:style-name="P1"><text:s text:c="20"/>- join</text:p>
      <text:p text:style-name="P1"><text:s text:c="20"/>- embedded</text:p>
      <text:p text:style-name="P1"><text:s text:c="20"/>- key</text:p>
      <text:p text:style-name="P1"><text:s text:c="20"/>- value</text:p>
      <text:p text:style-name="P1"><text:s text:c="20"/>- order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 minOccurs="0" maxOccurs="1"&gt;</text:p>
      <text:p text:style-name="P1"><text:s text:c="20"/>&lt;xs:element ref="array"/&gt;</text:p>
      <text:p text:style-name="P1"><text:s text:c="20"/>&lt;xs:element ref="collection"/&gt;</text:p>
      <text:p text:style-name="P1"><text:s text:c="20"/>&lt;xs:element ref="map"/&gt;</text:p>
      <text:p text:style-name="P1"><text:s text:c="16"/>&lt;/xs:choice&gt;</text:p>
      <text:p text:style-name="P1"><text:s text:c="16"/>&lt;xs:element ref="join"/&gt;</text:p>
      <text:p text:style-name="P1"><text:s text:c="16"/>&lt;xs:element ref="embedded"/&gt;</text:p>
      <text:p text:style-name="P1"><text:s text:c="16"/>&lt;xs:element ref="element"/&gt;</text:p>
      <text:p text:style-name="P1"><text:s text:c="16"/>&lt;xs:element ref="key"/&gt;</text:p>
      <text:p text:style-name="P1"><text:s text:c="16"/>&lt;xs:element ref="value"/&gt;</text:p>
      <text:p text:style-name="P1"><text:s text:c="16"/>&lt;xs:element ref="order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field"/&gt;</text:p>
      <text:p text:style-name="P1"><text:s text:c="8"/>&lt;/xs:complexType&gt;</text:p>
      <text:p text:style-name="P1"><text:s text:c="4"/>&lt;/xs:element&gt;</text:p>
      <text:p text:style-name="P1"><text:s text:c="4"/>&lt;xs:attributeGroup name="attlist.field"&gt;</text:p>
      <text:p text:style-name="P1"><text:s text:c="8"/>&lt;xs:attribute name="name" use="required"/&gt;</text:p>
      <text:p text:style-name="P1"><text:s text:c="8"/>&lt;xs:attribute name="persistence-modifier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persistent"/&gt;</text:p>
      <text:p text:style-name="P1"><text:s text:c="20"/>&lt;xs:enumeration value="transactional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field-type"/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primary-key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oft-page-break/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null-value" default="non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exception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fault-fetch-group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embedd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pend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value-strategy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quence"/&gt;</text:p>
      <text:p text:style-name="P1"><text:s text:c="8"/>&lt;xs:attribute name="load-fetch-group"/&gt;</text:p>
      <text:p text:style-name="P1"><text:s text:c="8"/>&lt;xs:attribute name="recursion-depth"/&gt;</text:p>
      <text:p text:style-name="P1"><text:s text:c="8"/>&lt;xs:attribute name="mapped-by"/&gt;</text:p>
      <text:p text:style-name="P1"><text:s text:c="8"/>&lt;xs:attribute name="cacheable" default="tr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foreign-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and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 minOccurs="0" maxOccurs="1"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 text:c="12"/>&lt;xs:attributeGroup ref="attlist.foreign-key"/&gt;</text:p>
      <text:p text:style-name="P1"><text:soft-page-break/><text:s text:c="8"/>&lt;/xs:complexType&gt;</text:p>
      <text:p text:style-name="P1"><text:s text:c="4"/>&lt;/xs:element&gt;</text:p>
      <text:p text:style-name="P1"><text:s text:c="4"/>&lt;xs:attributeGroup name="attlist.foreign-key"&gt;</text:p>
      <text:p text:style-name="P1"><text:s text:c="8"/>&lt;xs:attribute name="table"/&gt;</text:p>
      <text:p text:style-name="P1"><text:s text:c="8"/>&lt;xs:attribute name="deferr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lete-action" default="restric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 default="restric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name"/&gt;</text:p>
      <text:p text:style-name="P1"><text:s text:c="4"/>&lt;/xs:attributeGroup&gt;</text:p>
      <text:p text:style-name="P1"><text:s text:c="4"/>&lt;xs:element name="collection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collectio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collection"&gt;</text:p>
      <text:p text:style-name="P1"><text:s text:c="8"/>&lt;xs:attribute name="element-type"/&gt;</text:p>
      <text:p text:style-name="P1"><text:s text:c="8"/>&lt;xs:attribute name="embedded-element"&gt;</text:p>
      <text:p text:style-name="P1"><text:s text:c="12"/>&lt;xs:simpleType&gt;</text:p>
      <text:p text:style-name="P1"><text:soft-page-break/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pendent-elem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d-elem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map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map"/&gt;</text:p>
      <text:p text:style-name="P1"><text:s text:c="8"/>&lt;/xs:complexType&gt;</text:p>
      <text:p text:style-name="P1"><text:s text:c="4"/>&lt;/xs:element&gt;</text:p>
      <text:p text:style-name="P1"><text:s text:c="4"/>&lt;xs:attributeGroup name="attlist.map"&gt;</text:p>
      <text:p text:style-name="P1"><text:s text:c="8"/>&lt;xs:attribute name="key-type"/&gt;</text:p>
      <text:p text:style-name="P1"><text:s text:c="8"/>&lt;xs:attribute name="embedded-key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pendent-key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d-key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8"/>&lt;xs:attribute name="value-type"/&gt;</text:p>
      <text:p text:style-name="P1"><text:s text:c="8"/>&lt;xs:attribute name="embedded-val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pendent-val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d-val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ke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key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oft-page-break/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valu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oft-page-break/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valu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value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oft-page-break/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array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arra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array"&gt;</text:p>
      <text:p text:style-name="P1"><text:s text:c="8"/>&lt;xs:attribute name="element-type"/&gt;</text:p>
      <text:p text:style-name="P1"><text:s text:c="8"/>&lt;xs:attribute name="embedded-elem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pendent-elem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d-elem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element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oft-page-break/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element"/&gt;</text:p>
      <text:p text:style-name="P1"><text:s text:c="8"/>&lt;/xs:complexType&gt;</text:p>
      <text:p text:style-name="P1"><text:s text:c="4"/>&lt;/xs:element&gt;</text:p>
      <text:p text:style-name="P1"><text:s text:c="4"/>&lt;xs:attributeGroup name="attlist.element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oft-page-break/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order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order"/&gt;</text:p>
      <text:p text:style-name="P1"><text:s text:c="8"/>&lt;/xs:complexType&gt;</text:p>
      <text:p text:style-name="P1"><text:s text:c="4"/>&lt;/xs:element&gt;</text:p>
      <text:p text:style-name="P1"><text:s text:c="4"/>&lt;xs:attributeGroup name="attlist.order"&gt;</text:p>
      <text:p text:style-name="P1"><text:s text:c="8"/>&lt;xs:attribute name="column"/&gt;</text:p>
      <text:p text:style-name="P1"><text:s text:c="8"/>&lt;xs:attribute name="mapped-by"/&gt;</text:p>
      <text:p text:style-name="P1"><text:s text:c="4"/>&lt;/xs:attributeGroup&gt;</text:p>
      <text:p text:style-name="P1"><text:s text:c="4"/>&lt;xs:element name="fetch-group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fetch-group"/&gt;</text:p>
      <text:p text:style-name="P1"><text:s text:c="16"/>&lt;xs:element ref="field"/&gt;</text:p>
      <text:p text:style-name="P1"><text:s text:c="16"/>&lt;xs:element ref="property"/&gt;</text:p>
      <text:p text:style-name="P1"><text:s text:c="12"/>&lt;/xs:choice&gt;</text:p>
      <text:p text:style-name="P1"><text:s text:c="12"/>&lt;xs:attributeGroup ref="attlist.fetch-group"/&gt;</text:p>
      <text:p text:style-name="P1"><text:s text:c="8"/>&lt;/xs:complexType&gt;</text:p>
      <text:p text:style-name="P1"><text:s text:c="4"/>&lt;/xs:element&gt;</text:p>
      <text:p text:style-name="P1"><text:s text:c="4"/>&lt;xs:attributeGroup name="attlist.fetch-group"&gt;</text:p>
      <text:p text:style-name="P1"><text:s text:c="8"/>&lt;xs:attribute name="name" use="required"/&gt;</text:p>
      <text:p text:style-name="P1"><text:s text:c="8"/>&lt;xs:attribute name="post-loa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embedded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field"/&gt;</text:p>
      <text:p text:style-name="P1"><text:s text:c="16"/>&lt;xs:element ref="property"/&gt;</text:p>
      <text:p text:style-name="P1"><text:s text:c="16"/>&lt;xs:element ref="discriminator"/&gt;</text:p>
      <text:p text:style-name="P1"><text:s text:c="12"/>&lt;/xs:choice&gt;</text:p>
      <text:p text:style-name="P1"><text:s text:c="12"/>&lt;xs:attributeGroup ref="attlist.embedded"/&gt;</text:p>
      <text:p text:style-name="P1"><text:s text:c="8"/>&lt;/xs:complexType&gt;</text:p>
      <text:p text:style-name="P1"><text:s text:c="4"/>&lt;/xs:element&gt;</text:p>
      <text:p text:style-name="P1"><text:soft-page-break/><text:s text:c="4"/>&lt;xs:attributeGroup name="attlist.embedded"&gt;</text:p>
      <text:p text:style-name="P1"><text:s text:c="8"/>&lt;xs:attribute name="owner-field"/&gt;</text:p>
      <text:p text:style-name="P1"><text:s text:c="8"/>&lt;xs:attribute name="null-indicator-column"/&gt;</text:p>
      <text:p text:style-name="P1"><text:s text:c="8"/>&lt;xs:attribute name="null-indicator-value"/&gt;</text:p>
      <text:p text:style-name="P1"><text:s text:c="4"/>&lt;/xs:attributeGroup&gt;</text:p>
      <text:p text:style-name="P1"><text:s text:c="4"/>&lt;xs:element name="sequence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sequen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sequence"&gt;</text:p>
      <text:p text:style-name="P1"><text:s text:c="8"/>&lt;xs:attribute name="name" use="required"/&gt;</text:p>
      <text:p text:style-name="P1"><text:s text:c="8"/>&lt;xs:attribute name="datastore-sequence"/&gt;</text:p>
      <text:p text:style-name="P1"><text:s text:c="8"/>&lt;xs:attribute name="factory-class"/&gt;</text:p>
      <text:p text:style-name="P1"><text:s text:c="8"/>&lt;xs:attribute name="strategy" use="requir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nontransactional"/&gt;</text:p>
      <text:p text:style-name="P1"><text:s text:c="20"/>&lt;xs:enumeration value="contiguous"/&gt;</text:p>
      <text:p text:style-name="P1"><text:s text:c="20"/>&lt;xs:enumeration value="noncontiguous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allocation-size" default="50"/&gt;</text:p>
      <text:p text:style-name="P1"><text:s text:c="8"/>&lt;xs:attribute name="initial-value" default="1"/&gt;</text:p>
      <text:p text:style-name="P1"><text:s text:c="4"/>&lt;/xs:attributeGroup&gt;</text:p>
      <text:p text:style-name="P1"><text:s text:c="4"/>&lt;xs:element name="index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or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 text:c="12"/>&lt;xs:attributeGroup ref="attlist.index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dex"&gt;</text:p>
      <text:p text:style-name="P1"><text:s text:c="8"/>&lt;xs:attribute name="name"/&gt;</text:p>
      <text:p text:style-name="P1"><text:s text:c="8"/>&lt;xs:attribute name="table"/&gt;</text:p>
      <text:p text:style-name="P1"><text:s text:c="8"/>&lt;xs:attribute name="uniqu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oft-page-break/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query"&gt;</text:p>
      <text:p text:style-name="P1"><text:s text:c="8"/>&lt;xs:complexType mixed="true"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quer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query"&gt;</text:p>
      <text:p text:style-name="P1"><text:s text:c="8"/>&lt;xs:attribute name="name" use="required"/&gt;</text:p>
      <text:p text:style-name="P1"><text:s text:c="8"/>&lt;xs:attribute name="language"/&gt;</text:p>
      <text:p text:style-name="P1"><text:s text:c="8"/>&lt;xs:attribute name="unmodifiabl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result-class"/&gt;</text:p>
      <text:p text:style-name="P1"><text:s text:c="8"/>&lt;xs:attribute name="fetch-plan"/&gt;</text:p>
      <text:p text:style-name="P1"><text:s text:c="4"/>&lt;/xs:attributeGroup&gt;</text:p>
      <text:p text:style-name="P1"><text:s text:c="4"/>&lt;xs:element name="uniqu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or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 text:c="12"/>&lt;xs:attributeGroup ref="attlist.uniqu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unique"&gt;</text:p>
      <text:p text:style-name="P1"><text:s text:c="8"/>&lt;xs:attribute name="name"/&gt;</text:p>
      <text:p text:style-name="P1"><text:s text:c="8"/>&lt;xs:attribute name="table"/&gt;</text:p>
      <text:p text:style-name="P1"><text:s text:c="8"/>&lt;xs:attribute name="deferred" default="false"&gt;</text:p>
      <text:p text:style-name="P1"><text:s text:c="12"/>&lt;xs:simpleType&gt;</text:p>
      <text:p text:style-name="P1"><text:soft-page-break/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extension"&gt;</text:p>
      <text:p text:style-name="P1"><text:s text:c="8"/>&lt;xs:complexType&gt;</text:p>
      <text:p text:style-name="P1"><text:s text:c="12"/>&lt;xs:complexContent&gt;</text:p>
      <text:p text:style-name="P1"><text:s text:c="16"/>&lt;xs:extension base="any"&gt;</text:p>
      <text:p text:style-name="P1"><text:s text:c="20"/>&lt;xs:attributeGroup ref="attlist.extension"/&gt;</text:p>
      <text:p text:style-name="P1"><text:s text:c="16"/>&lt;/xs:extension&gt;</text:p>
      <text:p text:style-name="P1"><text:s text:c="12"/>&lt;/xs:complexContent&gt;</text:p>
      <text:p text:style-name="P1"><text:s text:c="8"/>&lt;/xs:complexType&gt;</text:p>
      <text:p text:style-name="P1"><text:s text:c="4"/>&lt;/xs:element&gt;</text:p>
      <text:p text:style-name="P1"><text:s text:c="4"/>&lt;xs:attributeGroup name="attlist.extension"&gt;</text:p>
      <text:p text:style-name="P1"><text:s text:c="8"/>&lt;xs:attribute name="vendor-name" use="required"/&gt;</text:p>
      <text:p text:style-name="P1"><text:s text:c="8"/>&lt;xs:attribute name="key"/&gt;</text:p>
      <text:p text:style-name="P1"><text:s text:c="8"/>&lt;xs:attribute name="value"/&gt;</text:p>
      <text:p text:style-name="P1"><text:s text:c="4"/>&lt;/xs:attributeGroup&gt;</text:p>
      <text:p text:style-name="P1"><text:s text:c="4"/>&lt;xs:complexType name="any" mixed="true"&gt;</text:p>
      <text:p text:style-name="P1"><text:s text:c="8"/>&lt;xs:sequence&gt;</text:p>
      <text:p text:style-name="P1"><text:s text:c="12"/>&lt;xs:any minOccurs="0" maxOccurs="unbounded" processContents="skip"/&gt;</text:p>
      <text:p text:style-name="P1"><text:s text:c="8"/>&lt;/xs:sequence&gt;</text:p>
      <text:p text:style-name="P1"><text:s text:c="4"/>&lt;/xs:complexType&gt;</text:p>
      <text:p text:style-name="P1">&lt;/xs:schem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5</meta:editing-cycles>
    <meta:creation-date>2012-06-24T14:10:55.11</meta:creation-date>
    <meta:editing-duration>PT20M43S</meta:editing-duration>
    <meta:generator>OpenOffice/4.1.10$Unix OpenOffice.org_project/4110m2$Build-9807</meta:generator>
    <dc:title>JDO_Chapter</dc:title>
    <dc:date>2022-04-15T21:18:25</dc:date>
    <dc:creator>Michael Bouschen</dc:creator>
    <meta:document-statistic meta:table-count="0" meta:image-count="0" meta:object-count="0" meta:page-count="25" meta:paragraph-count="1369" meta:word-count="2529" meta:character-count="543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